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bbdd" officeooo:paragraph-rsid="0009bbdd"/>
    </style:style>
    <style:style style:name="P2" style:family="paragraph" style:parent-style-name="Standard">
      <style:text-properties style:font-name="Arial" officeooo:rsid="0009bbdd" officeooo:paragraph-rsid="001a0b59"/>
    </style:style>
    <style:style style:name="P3" style:family="paragraph" style:parent-style-name="Standard">
      <style:text-properties style:font-name="Arial" officeooo:rsid="0009bbdd" officeooo:paragraph-rsid="002e6bf8"/>
    </style:style>
    <style:style style:name="P4" style:family="paragraph" style:parent-style-name="Standard">
      <style:text-properties style:font-name="Arial" fo:font-weight="bold" officeooo:rsid="0009bbdd" officeooo:paragraph-rsid="0009bbdd" style:font-weight-asian="bold" style:font-weight-complex="bold"/>
    </style:style>
    <style:style style:name="P5" style:family="paragraph" style:parent-style-name="Standard">
      <style:text-properties style:font-name="Arial" fo:language="en" fo:country="US" officeooo:rsid="001d3f5a" officeooo:paragraph-rsid="0012da99"/>
    </style:style>
    <style:style style:name="P6" style:family="paragraph" style:parent-style-name="Standard">
      <style:text-properties style:font-name="Arial" fo:language="en" fo:country="US" officeooo:rsid="001ef995" officeooo:paragraph-rsid="0012da99"/>
    </style:style>
    <style:style style:name="P7" style:family="paragraph" style:parent-style-name="Standard">
      <style:text-properties style:font-name="Arial" fo:language="en" fo:country="US" fo:font-weight="normal" officeooo:rsid="002c2105" officeooo:paragraph-rsid="002c2105" style:font-weight-asian="normal" style:font-weight-complex="normal"/>
    </style:style>
    <style:style style:name="P8" style:family="paragraph" style:parent-style-name="Standard">
      <style:text-properties style:font-name="Arial" fo:language="en" fo:country="US" officeooo:rsid="002161f6" officeooo:paragraph-rsid="0012da99"/>
    </style:style>
    <style:style style:name="P9" style:family="paragraph" style:parent-style-name="Standard">
      <style:text-properties style:font-name="Arial" fo:language="en" fo:country="US" officeooo:rsid="003a48bd" officeooo:paragraph-rsid="003a48bd"/>
    </style:style>
    <style:style style:name="P10" style:family="paragraph" style:parent-style-name="Standard">
      <style:text-properties style:font-name="Arial" officeooo:rsid="00262435" officeooo:paragraph-rsid="002728f4"/>
    </style:style>
    <style:style style:name="P11" style:family="paragraph" style:parent-style-name="Standard">
      <style:text-properties style:font-name="Arial" officeooo:rsid="002e6bf8" officeooo:paragraph-rsid="002e6bf8"/>
    </style:style>
    <style:style style:name="P12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09bbdd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officeooo:rsid="003e9d23" officeooo:paragraph-rsid="003e9d23" style:font-weight-asian="bold" style:font-weight-complex="bold"/>
    </style:style>
    <style:style style:name="P14" style:family="paragraph" style:parent-style-name="Standard">
      <style:text-properties style:font-name="Arial" fo:font-weight="bold" officeooo:rsid="0013a931" officeooo:paragraph-rsid="0009bbdd" style:font-weight-asian="bold" style:font-weight-complex="bold"/>
    </style:style>
    <style:style style:name="P15" style:family="paragraph" style:parent-style-name="Standard">
      <style:text-properties style:font-name="Arial" officeooo:rsid="0009bbdd" officeooo:paragraph-rsid="0009bbdd"/>
    </style:style>
    <style:style style:name="P16" style:family="paragraph" style:parent-style-name="Standard">
      <style:text-properties style:font-name="Arial" officeooo:rsid="0009bbdd" officeooo:paragraph-rsid="002e6bf8"/>
    </style:style>
    <style:style style:name="P17" style:family="paragraph" style:parent-style-name="Standard">
      <style:text-properties style:font-name="Arial" officeooo:rsid="003e9d23" officeooo:paragraph-rsid="003e9d23"/>
    </style:style>
    <style:style style:name="P18" style:family="paragraph" style:parent-style-name="Standard">
      <style:text-properties style:font-name="Arial" officeooo:rsid="003f204f" officeooo:paragraph-rsid="003e9d23"/>
    </style:style>
    <style:style style:name="P19" style:family="paragraph" style:parent-style-name="Standard">
      <style:text-properties style:font-name="Arial" officeooo:rsid="003f204f" officeooo:paragraph-rsid="003f204f"/>
    </style:style>
    <style:style style:name="P20" style:family="paragraph" style:parent-style-name="Standard">
      <style:text-properties style:font-name="Arial" fo:font-weight="normal" officeooo:rsid="003f5cb0" officeooo:paragraph-rsid="003f204f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3f5cb0" officeooo:paragraph-rsid="003f5cb0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4192d3" officeooo:paragraph-rsid="004192d3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41a437" officeooo:paragraph-rsid="0041a437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42ae27" officeooo:paragraph-rsid="0042ae27" style:font-weight-asian="normal" style:font-weight-complex="normal"/>
    </style:style>
    <style:style style:name="P25" style:family="paragraph" style:parent-style-name="Standard">
      <style:text-properties style:font-name="Arial" officeooo:rsid="0041a437" officeooo:paragraph-rsid="0041a437"/>
    </style:style>
    <style:style style:name="P26" style:family="paragraph" style:parent-style-name="Standard">
      <style:text-properties style:font-name="Arial" fo:language="en" fo:country="US" officeooo:rsid="003b1310" officeooo:paragraph-rsid="003a48bd"/>
    </style:style>
    <style:style style:name="P27" style:family="paragraph" style:parent-style-name="Standard">
      <style:text-properties style:font-name="Arial" officeooo:rsid="0043d79b" officeooo:paragraph-rsid="0043d79b"/>
    </style:style>
    <style:style style:name="P28" style:family="paragraph" style:parent-style-name="Standard">
      <style:text-properties officeooo:paragraph-rsid="003f5cb0"/>
    </style:style>
    <style:style style:name="P29" style:family="paragraph" style:parent-style-name="Standard">
      <style:text-properties style:font-name="Arial" fo:font-weight="normal" officeooo:rsid="003f5cb0" officeooo:paragraph-rsid="003f5cb0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42ae27" officeooo:paragraph-rsid="0042ae27" style:font-weight-asian="normal" style:font-weight-complex="normal"/>
    </style:style>
    <style:style style:name="P31" style:family="paragraph" style:parent-style-name="Standard">
      <style:text-properties officeooo:paragraph-rsid="0042ae27"/>
    </style:style>
    <style:style style:name="P32" style:family="paragraph" style:parent-style-name="Standard">
      <style:paragraph-properties fo:break-before="page"/>
      <style:text-properties style:font-name="Arial" fo:font-weight="bold" officeooo:rsid="003f204f" officeooo:paragraph-rsid="003f204f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Arial" fo:font-weight="bold" officeooo:rsid="003a48bd" officeooo:paragraph-rsid="003a48bd" style:font-weight-asian="bold" style:font-weight-complex="bold"/>
    </style:style>
    <style:style style:name="T1" style:family="text">
      <style:text-properties officeooo:rsid="00163bad"/>
    </style:style>
    <style:style style:name="T2" style:family="text">
      <style:text-properties officeooo:rsid="002e6bf8"/>
    </style:style>
    <style:style style:name="T3" style:family="text">
      <style:text-properties officeooo:rsid="0034a180"/>
    </style:style>
    <style:style style:name="T4" style:family="text">
      <style:text-properties officeooo:rsid="00362807"/>
    </style:style>
    <style:style style:name="T5" style:family="text">
      <style:text-properties style:font-name="Arial" fo:font-weight="normal" officeooo:rsid="004192d3" style:font-weight-asian="normal" style:font-weight-complex="normal"/>
    </style:style>
    <style:style style:name="T6" style:family="text">
      <style:text-properties style:font-name="Arial" fo:font-weight="normal" officeooo:rsid="0041a437" style:font-weight-asian="normal" style:font-weight-complex="normal"/>
    </style:style>
    <style:style style:name="T7" style:family="text">
      <style:text-properties style:font-name="Arial" fo:font-weight="normal" officeooo:rsid="0042ae27" style:font-weight-asian="normal" style:font-weight-complex="normal"/>
    </style:style>
    <style:style style:name="T8" style:family="text">
      <style:text-properties officeooo:rsid="003e9d23"/>
    </style:style>
    <style:style style:name="T9" style:family="text">
      <style:text-properties style:font-name="Arial"/>
    </style:style>
    <style:style style:name="T10" style:family="text">
      <style:text-properties officeooo:rsid="0041a437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42ae27"/>
    </style:style>
    <style:style style:name="T13" style:family="text">
      <style:text-properties officeooo:rsid="0042ae27"/>
    </style:style>
    <style:style style:name="T14" style:family="text">
      <style:text-properties officeooo:rsid="0043d7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202</text:span><text:span text:style-name="T4">2</text:span><text:span text:style-name="T1"> Fall <text:s/></text:span>CPSC 240 <text:s/><text:span text:style-name="T3">Assignment </text:span><text:span text:style-name="T8">4</text:span></text:p>
      <text:p text:style-name="P13">Pure Assembly</text:p>
      <text:p text:style-name="P1"/>
      <text:p text:style-name="P1"/>
      <text:p text:style-name="P4">Goal<text:span text:style-name="T2">s</text:span></text:p>
      <text:p text:style-name="P1"/>
      <text:p text:style-name="P17">The purpose of this program is to gain some insight into how pure assembly programming is done.</text:p>
      <text:p text:style-name="P1"/>
      <text:p text:style-name="P17">You will experience some of these:</text:p>
      <text:p text:style-name="P3"><text:s text:c="3"/><text:span text:style-name="T8">= Programs without a driver</text:span></text:p>
      <text:p text:style-name="P3"><text:s text:c="3"/><text:span text:style-name="T8">= The code numbers for a few kernel functions</text:span></text:p>
      <text:p text:style-name="P11"><text:s text:c="4"/>= <text:span text:style-name="T8">Conversion of numbers to string and the reverse</text:span></text:p>
      <text:p text:style-name="P11"><text:s text:c="4"/>= <text:span text:style-name="T8">How to compute </text:span><text:span text:style-name="T10">cos</text:span><text:span text:style-name="T8">(x)</text:span></text:p>
      <text:p text:style-name="P3"><text:s text:c="4"/><text:span text:style-name="T2">= </text:span><text:span text:style-name="T8">Become better prepared for the Operating Systems course.</text:span></text:p>
      <text:p text:style-name="P2"/>
      <text:p text:style-name="P2"/>
      <text:p text:style-name="P4">Programming requirements</text:p>
      <text:p text:style-name="P1"/>
      <text:p text:style-name="P25">Make a pure assembly program that does the following steps:</text:p>
      <text:p text:style-name="P25"/>
      <text:p text:style-name="P25"><text:tab/><text:span text:style-name="T14">Shows a welcome</text:span></text:p>
      <text:p text:style-name="P25"><text:tab/><text:span text:style-name="T14">Shows the time in tics</text:span></text:p>
      <text:p text:style-name="P25"><text:tab/>Inputs a float number in degrees</text:p>
      <text:p text:style-name="P25"><text:tab/><text:span text:style-name="T14">Outputs that same number for confirmation</text:span></text:p>
      <text:p text:style-name="P25"><text:tab/>Converts the degree number to a radian number</text:p>
      <text:p text:style-name="P25"><text:tab/>Computes cosine of the radian number</text:p>
      <text:p text:style-name="P25"><text:tab/>Outputs the computed cosine <text:span text:style-name="T14">value</text:span></text:p>
      <text:p text:style-name="P25"><text:tab/>Shows number of tics</text:p>
      <text:p text:style-name="P25"><text:tab/><text:span text:style-name="T14">Says goodbye.</text:span></text:p>
      <text:p text:style-name="P1"/>
      <text:p text:style-name="P1"/>
      <text:p text:style-name="P27">All of the input/output is performed by the one _start function.</text:p>
      <text:p text:style-name="P18"/>
      <text:p text:style-name="P19"/>
      <text:p text:style-name="P10"/>
      <text:p text:style-name="P1"/>
      <text:p text:style-name="P14"/>
      <text:p text:style-name="P32">Sample dialog</text:p>
      <text:p text:style-name="P20"/>
      <text:p text:style-name="P22">Welcome to Accurate Cosines by John E. Cash.</text:p>
      <text:p text:style-name="P22"/>
      <text:p text:style-name="P22">The time is now <text:span text:style-name="T10">13527429 tics</text:span></text:p>
      <text:p text:style-name="P22"/>
      <text:p text:style-name="P22">Please enter an angle in degrees and press enter: <text:s/>34.5</text:p>
      <text:p text:style-name="P21"/>
      <text:p text:style-name="P22">You entered 34.5000000</text:p>
      <text:p text:style-name="P22"/>
      <text:p text:style-name="P23">The equivalent radians is 0.24126733</text:p>
      <text:p text:style-name="P22"/>
      <text:p text:style-name="P22">The cosine of those degrees is 0.5642331</text:p>
      <text:p text:style-name="P22"/>
      <text:p text:style-name="P31"><text:span text:style-name="T5">The time is now </text:span><text:span text:style-name="T6">1352</text:span><text:span text:style-name="T7">9985</text:span><text:span text:style-name="T5"> seconds.</text:span></text:p>
      <text:p text:style-name="P22"/>
      <text:p text:style-name="P22">Have a nice day. <text:s/>Bye.</text:p>
      <text:p text:style-name="P22"/>
      <text:p text:style-name="P22"/>
      <text:p text:style-name="P24">All of the user dialog is handled by the _start module.</text:p>
      <text:p text:style-name="P21"/>
      <text:p text:style-name="P21"/>
      <text:p text:style-name="P21"/>
      <text:p text:style-name="P21"/>
      <text:p text:style-name="P21"/>
      <text:p text:style-name="P24">In lectures I plan to discuss supplementary functions that will be needed to support <text:s/>this program.</text:p>
      <text:p text:style-name="P24"/>
      <text:p text:style-name="P24">Supplementary functions may be</text:p>
      <text:p text:style-name="P24"/>
      <text:p text:style-name="P24"><text:tab/>double <text:s/>cos (double);</text:p>
      <text:p text:style-name="P24"/>
      <text:p text:style-name="P24"><text:tab/>double <text:s/>atof <text:s/>(char [ ]);</text:p>
      <text:p text:style-name="P24"/>
      <text:p text:style-name="P21"><text:tab/><text:span text:style-name="T13">char * ftoa <text:s/>(double);</text:span></text:p>
      <text:p text:style-name="P28"><text:span text:style-name="T9"/></text:p>
      <text:p text:style-name="P24">Supplementary x86 instruction may be: rdtsc.</text:p>
      <text:p text:style-name="P24"/>
      <text:p text:style-name="P24"/>
      <text:p text:style-name="P24"/>
      <text:p text:style-name="P33"><text:span text:style-name="T11">Due date: October </text:span><text:span text:style-name="T12">30</text:span><text:span text:style-name="T11"> at </text:span><text:span text:style-name="T12">11</text:span><text:span text:style-name="T11">:59</text:span><text:span text:style-name="T12">p</text:span><text:span text:style-name="T11">m</text:span></text:p>
      <text:p text:style-name="P8"/>
      <text:p text:style-name="P9">There are no points for this program <text:span text:style-name="T13">at the present time</text:span>. <text:s/>Take control of your own education and prepare for t<text:span text:style-name="T13">he final exam in this class.</text:span></text:p>
      <text:p text:style-name="P9"/>
      <text:p text:style-name="P9">I welcome you to send me your programs. <text:s/>I will learn your name. <text:s/>If I can run your program during one of those little intervals between jobs I will do. <text:s/>I will tell you that I ran it, but there are no points.</text:p>
      <text:p text:style-name="P5"/>
      <text:p text:style-name="P5">Email: <text:s text:c="2"/>holliday@fullerton.edu</text:p>
      <text:p text:style-name="P5"/>
      <text:p text:style-name="P6"/>
      <text:p text:style-name="P6"/>
      <text:p text:style-name="P2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3T17:22:29.432433546</meta:creation-date>
    <dc:date>2022-10-16T15:48:17.908070907</dc:date>
    <meta:editing-duration>PT2H10M32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3" meta:paragraph-count="42" meta:word-count="315" meta:character-count="1816" meta:non-whitespace-character-count="1498"/>
  </office:meta>
</office:document-meta>
</file>